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_20_with_20_no_20_fill_20_and_20_no_20_line">
      <style:graphic-properties draw:textarea-vertical-align="middle" draw:ole-draw-aspect="1" style:protect="size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auto-grow-width="true" fo:min-height="0.512cm" fo:min-width="0.654cm"/>
    </style:style>
    <style:style style:name="gr6" style:family="graphic" style:parent-style-name="standard">
      <style:graphic-properties draw:stroke="none" svg:stroke-color="#000000" draw:fill="none" draw:fill-color="#ffffff" draw:auto-grow-width="true" fo:min-height="0cm"/>
    </style:style>
    <style:style style:name="gr7" style:family="graphic" style:parent-style-name="standard">
      <style:graphic-properties draw:stroke="none" svg:stroke-color="#000000" draw:fill="none" draw:fill-color="#ffffff" draw:auto-grow-width="true" fo:min-height="0.385cm"/>
    </style:style>
    <style:style style:name="gr8" style:family="graphic" style:parent-style-name="standard">
      <style:graphic-properties draw:stroke="none" svg:stroke-color="#000000" draw:fill="none" draw:fill-color="#ffffff" draw:textarea-vertical-align="middle" draw:auto-grow-width="false" fo:min-height="1.179cm"/>
    </style:style>
    <style:style style:name="gr9" style:family="graphic" style:parent-style-name="standard">
      <style:graphic-properties draw:stroke="none" svg:stroke-color="#000000" draw:fill="none" draw:fill-color="#ffffff" fo:min-height="2.29cm"/>
    </style:style>
    <style:style style:name="gr10" style:family="graphic" style:parent-style-name="standard">
      <style:graphic-properties draw:stroke="none" svg:stroke-color="#000000" draw:fill="none" draw:fill-color="#ffffff" fo:min-height="1.528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T1" style:family="text">
      <style:text-properties fo:font-size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32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2.286cm" svg:height="1.27cm" svg:x="21.341cm" svg:y="7.886cm">
          <text:p text:style-name="P1">Left Driv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1" draw:id="id1" draw:layer="layout" svg:width="2.159cm" svg:height="1.524cm" svg:x="18.202cm" svg:y="7.759cm">
          <text:p text:style-name="P1">LV PID</text:p>
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2" draw:text-style-name="P1" draw:layer="layout" svg:x1="20.361cm" svg:y1="8.521cm" svg:x2="21.341cm" svg:y2="8.521cm" draw:start-shape="id1" draw:start-glue-point="7" draw:end-shape="id2" draw:end-glue-point="5" svg:d="M20361 8521h980">
          <text:p/>
        </draw:connector>
        <draw:custom-shape draw:style-name="gr1" draw:text-style-name="P1" xml:id="id3" draw:id="id3" draw:layer="layout" svg:width="1.524cm" svg:height="1.524cm" svg:x="11.859cm" svg:y="7.759cm">
          <text:p text:style-name="P1">+</text:p>
          <text:p text:style-name="P1">+ <text:s text:c="4"/></text:p>
          <text:p text:style-name="P1">+</text:p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onnector draw:style-name="gr2" draw:text-style-name="P1" draw:layer="layout" svg:x1="13.383cm" svg:y1="8.521cm" svg:x2="18.202cm" svg:y2="8.521cm" draw:start-shape="id3" draw:start-glue-point="10" draw:end-shape="id1" draw:end-glue-point="5" svg:d="M13383 8521h4819">
          <text:p/>
        </draw:connector>
        <draw:custom-shape draw:style-name="gr1" draw:text-style-name="P1" xml:id="id4" draw:id="id4" draw:layer="layout" svg:width="1.778cm" svg:height="0.889cm" svg:x="10.074cm" svg:y="7.223cm">
          <text:p text:style-name="P1"/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onnector draw:style-name="gr2" draw:text-style-name="P1" draw:layer="layout" svg:x1="10.963cm" svg:y1="8.112cm" svg:x2="11.859cm" svg:y2="8.521cm" draw:start-shape="id4" draw:start-glue-point="6" draw:end-shape="id3" draw:end-glue-point="6" svg:d="M10963 8112v409h896">
          <text:p/>
        </draw:connector>
        <draw:custom-shape draw:style-name="gr1" draw:text-style-name="P1" xml:id="id6" draw:id="id6" draw:layer="layout" svg:width="2.159cm" svg:height="1.524cm" svg:x="18.202cm" svg:y="17.159cm">
          <text:p text:style-name="P1">RV PI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1" xml:id="id5" draw:id="id5" draw:layer="layout" svg:width="1.524cm" svg:height="1.524cm" svg:x="11.86cm" svg:y="17.159cm">
          <text:p text:style-name="P1">+</text:p>
          <text:p text:style-name="P1">+ <text:s text:c="4"/></text:p>
          <text:p text:style-name="P1">-</text:p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onnector draw:style-name="gr2" draw:text-style-name="P1" draw:layer="layout" svg:x1="13.384cm" svg:y1="17.921cm" svg:x2="18.202cm" svg:y2="17.921cm" draw:start-shape="id5" draw:start-glue-point="10" draw:end-shape="id6" draw:end-glue-point="5" svg:d="M13384 17921h4818">
          <text:p/>
        </draw:connector>
        <draw:connector draw:style-name="gr2" draw:text-style-name="P1" draw:layer="layout" svg:x1="10.963cm" svg:y1="8.112cm" svg:x2="11.86cm" svg:y2="17.921cm" draw:start-shape="id4" draw:start-glue-point="6" draw:end-shape="id5" draw:end-glue-point="6" svg:d="M10963 8112v9809h897">
          <text:p/>
        </draw:connector>
        <draw:connector draw:style-name="gr2" draw:text-style-name="P1" draw:layer="layout" svg:x1="19.916cm" svg:y1="10.65cm" svg:x2="19.281cm" svg:y2="9.283cm" draw:start-shape="id7" draw:start-glue-point="3" draw:end-shape="id1" svg:d="M19916 10650h-635v-1367">
          <text:p/>
        </draw:connector>
        <draw:connector draw:style-name="gr2" draw:text-style-name="P1" draw:layer="layout" svg:x1="19.86cm" svg:y1="15.966cm" svg:x2="19.281cm" svg:y2="17.159cm" draw:start-shape="id8" draw:start-glue-point="5" draw:end-shape="id6" svg:d="M19860 15966h-579v1193">
          <text:p/>
        </draw:connector>
        <draw:custom-shape draw:style-name="gr1" draw:text-style-name="P1" xml:id="id8" draw:id="id8" draw:layer="layout" svg:width="3.111cm" svg:height="1.37cm" svg:x="19.86cm" svg:y="15.281cm">
          <text:p text:style-name="P1"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" draw:text-style-name="P1" draw:layer="layout" svg:width="1.999cm" svg:height="0.999cm" svg:x="6.754cm" svg:y="5.867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draw:custom-shape draw:style-name="gr4" draw:text-style-name="P1" xml:id="id9" draw:id="id9" draw:layer="layout" svg:width="4.953cm" svg:height="1.524cm" svg:x="16.805cm" svg:y="12.636cm">
          <text:p/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frame draw:style-name="gr3" draw:text-style-name="P1" draw:layer="layout" svg:width="4.667cm" svg:height="1.293cm" svg:x="16.948cm" svg:y="12.854cm">
          <draw:object xlink:href="./Object 2" xlink:type="simple" xlink:show="embed" xlink:actuate="onLoad">
            <text:p/>
          </draw:object>
          <draw:image xlink:href="./ObjectReplacements/Object 2" xlink:type="simple" xlink:show="embed" xlink:actuate="onLoad"/>
        </draw:frame>
        <draw:connector draw:style-name="gr2" draw:text-style-name="P1" draw:layer="layout" svg:x1="19.916cm" svg:y1="10.65cm" svg:x2="19.282cm" svg:y2="12.636cm" draw:start-shape="id7" draw:start-glue-point="3" draw:end-shape="id9" draw:end-glue-point="4" svg:d="M19916 10650h-634v1986">
          <text:p/>
        </draw:connector>
        <draw:connector draw:style-name="gr2" draw:text-style-name="P1" draw:layer="layout" svg:x1="19.86cm" svg:y1="15.966cm" svg:x2="19.282cm" svg:y2="14.16cm" draw:start-shape="id8" draw:start-glue-point="5" draw:end-shape="id9" draw:end-glue-point="6" svg:d="M19860 15966h-578v-1806">
          <text:p/>
        </draw:connector>
        <draw:frame draw:style-name="gr3" draw:text-style-name="P1" draw:layer="layout" svg:width="2.983cm" svg:height="1.029cm" svg:x="19.917cm" svg:y="15.435cm">
          <draw:object xlink:href="./Object 3" xlink:type="simple" xlink:show="embed" xlink:actuate="onLoad">
            <text:p/>
          </draw:object>
          <draw:image xlink:href="./ObjectReplacements/Object 3" xlink:type="simple" xlink:show="embed" xlink:actuate="onLoad"/>
        </draw:frame>
        <draw:custom-shape draw:style-name="gr1" draw:text-style-name="P1" xml:id="id11" draw:id="id11" draw:layer="layout" svg:width="3.112cm" svg:height="1.37cm" svg:x="19.859cm" svg:y="9.982cm">
          <text:p text:style-name="P1"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" draw:text-style-name="P1" xml:id="id7" draw:id="id7" draw:layer="layout" svg:width="2.957cm" svg:height="1.029cm" svg:x="19.916cm" svg:y="10.136cm">
          <draw:object xlink:href="./Object 4" xlink:type="simple" xlink:show="embed" xlink:actuate="onLoad">
            <text:p/>
          </draw:object>
          <draw:image xlink:href="./ObjectReplacements/Object 4" xlink:type="simple" xlink:show="embed" xlink:actuate="onLoad"/>
        </draw:frame>
        <draw:frame draw:style-name="gr3" draw:text-style-name="P1" draw:layer="layout" svg:width="1.414cm" svg:height="0.68cm" svg:x="10.311cm" svg:y="7.327cm">
          <draw:object xlink:href="./Object 5" xlink:type="simple" xlink:show="embed" xlink:actuate="onLoad">
            <text:p/>
          </draw:object>
          <draw:image xlink:href="./ObjectReplacements/Object 5" xlink:type="simple" xlink:show="embed" xlink:actuate="onLoad"/>
        </draw:frame>
        <draw:custom-shape draw:style-name="gr1" draw:text-style-name="P1" xml:id="id15" draw:id="id15" draw:layer="layout" svg:width="1.778cm" svg:height="0.889cm" svg:x="13.628cm" svg:y="10.398cm">
          <text:p text:style-name="P1"/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frame draw:style-name="gr3" draw:text-style-name="P1" draw:layer="layout" svg:width="1.303cm" svg:height="0.687cm" svg:x="13.866cm" svg:y="10.499cm">
          <draw:object xlink:href="./Object 6" xlink:type="simple" xlink:show="embed" xlink:actuate="onLoad">
            <text:p/>
          </draw:object>
          <draw:image xlink:href="./ObjectReplacements/Object 6" xlink:type="simple" xlink:show="embed" xlink:actuate="onLoad"/>
        </draw:frame>
        <draw:custom-shape draw:style-name="gr1" draw:text-style-name="P1" xml:id="id10" draw:id="id10" draw:layer="layout" svg:width="2.729cm" svg:height="1.27cm" svg:x="24.171cm" svg:y="7.886cm">
          <text:p text:style-name="P1">Left</text:p>
          <text:p text:style-name="P1">Encoder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2" draw:text-style-name="P1" draw:layer="layout" svg:x1="23.627cm" svg:y1="8.521cm" svg:x2="24.444cm" svg:y2="8.521cm" draw:start-shape="id2" draw:start-glue-point="7" draw:end-shape="id10" draw:end-glue-point="6" svg:d="M23627 8521h817">
          <text:p/>
        </draw:connector>
        <draw:connector draw:style-name="gr2" draw:text-style-name="P1" draw:layer="layout" svg:x1="25.536cm" svg:y1="9.156cm" svg:x2="22.971cm" svg:y2="10.667cm" draw:start-shape="id10" draw:start-glue-point="8" draw:end-shape="id11" draw:end-glue-point="7" svg:d="M25536 9156v1511h-2565">
          <text:p/>
        </draw:connector>
        <draw:custom-shape draw:style-name="gr1" draw:text-style-name="P1" xml:id="id12" draw:id="id12" draw:layer="layout" svg:width="2.54cm" svg:height="1.27cm" svg:x="21.242cm" svg:y="17.256cm">
          <text:p text:style-name="P1">Right Drive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20.361cm" svg:y1="17.921cm" svg:x2="21.242cm" svg:y2="17.891cm" draw:start-shape="id6" draw:start-glue-point="7" draw:end-shape="id12" draw:end-glue-point="5" svg:d="M20361 17921h441v-30h440">
          <text:p/>
        </draw:connector>
        <draw:custom-shape draw:style-name="gr1" draw:text-style-name="P1" xml:id="id13" draw:id="id13" draw:layer="layout" svg:width="2.729cm" svg:height="1.27cm" svg:x="24.171cm" svg:y="17.256cm">
          <text:p text:style-name="P1">Right</text:p>
          <text:p text:style-name="P1">Encoder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2" draw:text-style-name="P1" draw:layer="layout" svg:x1="23.782cm" svg:y1="17.891cm" svg:x2="24.444cm" svg:y2="17.891cm" draw:start-shape="id12" draw:start-glue-point="7" draw:end-shape="id13" draw:end-glue-point="6" svg:d="M23782 17891h662">
          <text:p/>
        </draw:connector>
        <draw:connector draw:style-name="gr2" draw:text-style-name="P1" draw:layer="layout" svg:x1="25.536cm" svg:y1="17.256cm" svg:x2="22.971cm" svg:y2="15.966cm" draw:start-shape="id13" draw:start-glue-point="5" draw:end-shape="id8" draw:end-glue-point="7" svg:d="M25536 17256v-1290h-2565">
          <text:p/>
        </draw:connector>
        <draw:custom-shape draw:style-name="gr1" draw:text-style-name="P1" xml:id="id14" draw:id="id14" draw:layer="layout" svg:width="2.413cm" svg:height="1.27cm" svg:x="13.311cm" svg:y="12.763cm">
          <text:p text:style-name="P1">Position</text:p>
          <text:p text:style-name="P1">PI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2" draw:text-style-name="P1" draw:layer="layout" svg:x1="16.805cm" svg:y1="13.398cm" svg:x2="15.724cm" svg:y2="13.398cm" draw:start-shape="id9" draw:start-glue-point="5" draw:end-shape="id14" draw:end-glue-point="7" svg:d="M16805 13398h-1081">
          <text:p/>
        </draw:connector>
        <draw:connector draw:style-name="gr2" draw:text-style-name="P1" draw:layer="layout" svg:x1="14.517cm" svg:y1="11.287cm" svg:x2="14.518cm" svg:y2="12.763cm" draw:start-shape="id15" draw:start-glue-point="6" draw:end-shape="id14" draw:end-glue-point="4" svg:d="M14517 11287v738h1v738">
          <text:p/>
        </draw:connector>
        <draw:connector draw:style-name="gr2" draw:text-style-name="P1" draw:layer="layout" svg:x1="13.311cm" svg:y1="13.398cm" svg:x2="12.621cm" svg:y2="9.283cm" draw:start-shape="id14" draw:start-glue-point="5" draw:end-shape="id3" draw:end-glue-point="8" svg:d="M13311 13398h-690v-4115">
          <text:p/>
        </draw:connector>
        <draw:connector draw:style-name="gr2" draw:text-style-name="P1" draw:layer="layout" svg:x1="13.311cm" svg:y1="13.398cm" svg:x2="12.622cm" svg:y2="17.159cm" draw:start-shape="id14" draw:start-glue-point="5" draw:end-shape="id5" draw:end-glue-point="4" svg:d="M13311 13398h-689v3761">
          <text:p/>
        </draw:connector>
        <draw:custom-shape draw:style-name="gr1" draw:text-style-name="P1" xml:id="id16" draw:id="id16" draw:layer="layout" svg:width="1.778cm" svg:height="0.889cm" svg:x="6.864cm" svg:y="3.794cm">
          <text:p text:style-name="P1"/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frame draw:style-name="gr3" draw:text-style-name="P1" draw:layer="layout" svg:width="1.152cm" svg:height="0.619cm" svg:x="7.177cm" svg:y="3.921cm">
          <draw:object xlink:href="./Object 7" xlink:type="simple" xlink:show="embed" xlink:actuate="onLoad">
            <text:p/>
          </draw:object>
          <draw:image xlink:href="./ObjectReplacements/Object 7" xlink:type="simple" xlink:show="embed" xlink:actuate="onLoad"/>
        </draw:frame>
        <draw:custom-shape draw:style-name="gr1" draw:text-style-name="P1" xml:id="id18" draw:id="id18" draw:layer="layout" svg:width="3.683cm" svg:height="1.27cm" svg:x="3.291cm" svg:y="3.089cm">
          <text:p text:style-name="P1">Gyroscope</text:p>
          <text:p text:style-name="P1">Sensor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1" xml:id="id17" draw:id="id17" draw:layer="layout" svg:width="2.032cm" svg:height="1.27cm" svg:x="6.737cm" svg:y="5.675cm">
          <text:p text:style-name="P1">Turn</text:p>
          <text:p text:style-name="P1">PI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2" draw:text-style-name="P1" draw:layer="layout" svg:x1="7.753cm" svg:y1="4.683cm" svg:x2="7.753cm" svg:y2="5.675cm" draw:start-shape="id16" draw:start-glue-point="6" draw:end-shape="id17" draw:end-glue-point="4" svg:d="M7753 4683v992">
          <text:p/>
        </draw:connector>
        <draw:connector draw:style-name="gr2" draw:text-style-name="P1" draw:layer="layout" svg:x1="5.132cm" svg:y1="4.359cm" svg:x2="6.737cm" svg:y2="6.31cm" draw:start-shape="id18" draw:start-glue-point="8" draw:end-shape="id17" draw:end-glue-point="5" svg:d="M5132 4359v1951h1605">
          <text:p/>
        </draw:connector>
        <draw:connector draw:style-name="gr2" draw:text-style-name="P1" draw:layer="layout" svg:x1="8.769cm" svg:y1="6.31cm" svg:x2="12.621cm" svg:y2="7.759cm" draw:start-shape="id17" draw:start-glue-point="7" draw:end-shape="id3" draw:end-glue-point="4" svg:d="M8769 6310h3852v1449">
          <text:p/>
        </draw:connector>
        <draw:connector draw:style-name="gr2" draw:text-style-name="P1" draw:layer="layout" draw:line-skew="-0.425cm 0.232cm" svg:x1="8.769cm" svg:y1="6.31cm" svg:x2="12.622cm" svg:y2="18.683cm" draw:start-shape="id17" draw:start-glue-point="7" draw:end-shape="id5" draw:end-glue-point="8" svg:d="M8769 6310h1121v13105h2732v-732">
          <text:p/>
        </draw:connector>
        <draw:frame draw:style-name="gr5" draw:layer="layout" svg:width="1.154cm" svg:height="0.762cm" svg:x="18.264cm" svg:y="9.636cm">
          <draw:text-box>
            <text:p><text:span text:style-name="T1">PV</text:span></text:p>
          </draw:text-box>
        </draw:frame>
        <draw:frame draw:style-name="gr5" draw:layer="layout" svg:width="1.154cm" svg:height="0.762cm" svg:x="18.264cm" svg:y="16.367cm">
          <draw:text-box>
            <text:p><text:span text:style-name="T1">PV</text:span></text:p>
          </draw:text-box>
        </draw:frame>
        <draw:frame draw:style-name="gr5" draw:layer="layout" svg:width="1.154cm" svg:height="0.762cm" svg:x="15.586cm" svg:y="13.446cm">
          <draw:text-box>
            <text:p><text:span text:style-name="T1">PV</text:span></text:p>
          </draw:text-box>
        </draw:frame>
        <draw:frame draw:style-name="gr5" draw:layer="layout" svg:width="1.154cm" svg:height="0.762cm" svg:x="5.213cm" svg:y="6.207cm">
          <draw:text-box>
            <text:p><text:span text:style-name="T1">PV</text:span></text:p>
          </draw:text-box>
        </draw:frame>
        <draw:frame draw:style-name="gr6" draw:text-style-name="P2" draw:layer="layout" svg:width="1.141cm" svg:height="0.725cm" svg:x="14.329cm" svg:y="11.795cm">
          <draw:text-box>
            <text:p text:style-name="P2"><text:span text:style-name="T2">Set</text:span></text:p>
          </draw:text-box>
        </draw:frame>
        <draw:frame draw:style-name="gr6" draw:text-style-name="P2" draw:layer="layout" svg:width="1.141cm" svg:height="0.725cm" svg:x="7.753cm" svg:y="4.974cm">
          <draw:text-box>
            <text:p text:style-name="P2"><text:span text:style-name="T2">Set</text:span></text:p>
          </draw:text-box>
        </draw:frame>
        <draw:frame draw:style-name="gr6" draw:text-style-name="P2" draw:layer="layout" svg:width="1.141cm" svg:height="0.725cm" svg:x="16.994cm" svg:y="7.768cm">
          <draw:text-box>
            <text:p text:style-name="P2"><text:span text:style-name="T2">Set</text:span></text:p>
          </draw:text-box>
        </draw:frame>
        <draw:frame draw:style-name="gr6" draw:text-style-name="P2" draw:layer="layout" svg:width="1.141cm" svg:height="0.725cm" svg:x="16.867cm" svg:y="17.256cm">
          <draw:text-box>
            <text:p text:style-name="P2"><text:span text:style-name="T2">Set</text:span></text:p>
          </draw:text-box>
        </draw:frame>
        <draw:frame draw:style-name="gr3" draw:text-style-name="P1" draw:layer="layout" svg:width="1.152cm" svg:height="0.559cm" svg:x="1.046cm" svg:y="13.275cm">
          <draw:object xlink:href="./Object 8" xlink:type="simple" xlink:show="embed" xlink:actuate="onLoad">
            <text:p/>
          </draw:object>
          <draw:image xlink:href="./ObjectReplacements/Object 8" xlink:type="simple" xlink:show="embed" xlink:actuate="onLoad"/>
        </draw:frame>
        <draw:frame draw:style-name="gr3" draw:text-style-name="P1" draw:layer="layout" svg:width="1.423cm" svg:height="0.631cm" svg:x="1.046cm" svg:y="14.263cm">
          <draw:object xlink:href="./Object 9" xlink:type="simple" xlink:show="embed" xlink:actuate="onLoad">
            <text:p/>
          </draw:object>
          <draw:image xlink:href="./ObjectReplacements/Object 9" xlink:type="simple" xlink:show="embed" xlink:actuate="onLoad"/>
        </draw:frame>
        <draw:frame draw:style-name="gr3" draw:text-style-name="P1" draw:layer="layout" svg:width="1.303cm" svg:height="0.631cm" svg:x="1.046cm" svg:y="16.766cm">
          <draw:object xlink:href="./Object 10" xlink:type="simple" xlink:show="embed" xlink:actuate="onLoad">
            <text:p/>
          </draw:object>
          <draw:image xlink:href="./ObjectReplacements/Object 10" xlink:type="simple" xlink:show="embed" xlink:actuate="onLoad"/>
        </draw:frame>
        <draw:frame draw:style-name="gr7" draw:text-style-name="P2" draw:layer="layout" svg:width="4.02cm" svg:height="0.725cm" svg:x="2.227cm" svg:y="13.192cm">
          <draw:text-box>
            <text:p text:style-name="P2"><text:span text:style-name="T2">= Robot yaw angle</text:span></text:p>
          </draw:text-box>
        </draw:frame>
        <draw:frame draw:style-name="gr7" draw:text-style-name="P2" draw:layer="layout" svg:width="5.154cm" svg:height="0.725cm" svg:x="2.227cm" svg:y="14.216cm">
          <draw:text-box>
            <text:p text:style-name="P2"><text:span text:style-name="T2">= Nominal robot velocity </text:span></text:p>
          </draw:text-box>
        </draw:frame>
        <draw:frame draw:style-name="gr7" draw:text-style-name="P2" draw:layer="layout" svg:width="6.738cm" svg:height="0.725cm" svg:x="2.227cm" svg:y="16.719cm">
          <draw:text-box>
            <text:p text:style-name="P2"><text:span text:style-name="T2">= Total distance traveled by robot</text:span></text:p>
          </draw:text-box>
        </draw:frame>
        <draw:frame draw:style-name="gr3" draw:text-style-name="P1" draw:layer="layout" svg:width="1.303cm" svg:height="0.631cm" svg:x="1.046cm" svg:y="17.467cm">
          <draw:object xlink:href="./Object 11" xlink:type="simple" xlink:show="embed" xlink:actuate="onLoad">
            <text:p/>
          </draw:object>
          <draw:image xlink:href="./ObjectReplacements/Object 11" xlink:type="simple" xlink:show="embed" xlink:actuate="onLoad"/>
        </draw:frame>
        <draw:frame draw:style-name="gr7" draw:text-style-name="P2" draw:layer="layout" svg:width="7.237cm" svg:height="0.725cm" svg:x="2.227cm" svg:y="17.42cm">
          <draw:text-box>
            <text:p text:style-name="P2"><text:span text:style-name="T2">= Total distance traveled by left side</text:span></text:p>
          </draw:text-box>
        </draw:frame>
        <draw:frame draw:style-name="gr3" draw:text-style-name="P1" draw:layer="layout" svg:width="1.303cm" svg:height="0.631cm" svg:x="1.046cm" svg:y="18.163cm">
          <draw:object xlink:href="./Object 12" xlink:type="simple" xlink:show="embed" xlink:actuate="onLoad">
            <text:p/>
          </draw:object>
          <draw:image xlink:href="./ObjectReplacements/Object 12" xlink:type="simple" xlink:show="embed" xlink:actuate="onLoad"/>
        </draw:frame>
        <draw:frame draw:style-name="gr7" draw:text-style-name="P2" draw:layer="layout" svg:width="7.487cm" svg:height="0.725cm" svg:x="2.227cm" svg:y="18.116cm">
          <draw:text-box>
            <text:p text:style-name="P2"><text:span text:style-name="T2">= Total distance traveled by right side</text:span></text:p>
          </draw:text-box>
        </draw:frame>
        <draw:frame draw:style-name="gr3" draw:text-style-name="P1" draw:layer="layout" svg:width="1.356cm" svg:height="0.631cm" svg:x="1.046cm" svg:y="14.964cm">
          <draw:object xlink:href="./Object 13" xlink:type="simple" xlink:show="embed" xlink:actuate="onLoad">
            <text:p/>
          </draw:object>
          <draw:image xlink:href="./ObjectReplacements/Object 13" xlink:type="simple" xlink:show="embed" xlink:actuate="onLoad"/>
        </draw:frame>
        <draw:frame draw:style-name="gr7" draw:text-style-name="P2" draw:layer="layout" svg:width="4.122cm" svg:height="0.725cm" svg:x="2.227cm" svg:y="14.917cm">
          <draw:text-box>
            <text:p text:style-name="P2"><text:span text:style-name="T2">= Left side velocity </text:span></text:p>
          </draw:text-box>
        </draw:frame>
        <draw:frame draw:style-name="gr3" draw:text-style-name="P1" draw:layer="layout" svg:width="1.368cm" svg:height="0.631cm" svg:x="1.046cm" svg:y="15.633cm">
          <draw:object xlink:href="./Object 14" xlink:type="simple" xlink:show="embed" xlink:actuate="onLoad">
            <text:p/>
          </draw:object>
          <draw:image xlink:href="./ObjectReplacements/Object 14" xlink:type="simple" xlink:show="embed" xlink:actuate="onLoad"/>
        </draw:frame>
        <draw:frame draw:style-name="gr7" draw:text-style-name="P2" draw:layer="layout" svg:width="4.392cm" svg:height="0.725cm" svg:x="2.227cm" svg:y="15.586cm">
          <draw:text-box>
            <text:p text:style-name="P2"><text:span text:style-name="T2">= Right side velocity </text:span></text:p>
          </draw:text-box>
        </draw:frame>
        <draw:frame draw:style-name="gr8" draw:text-style-name="P2" draw:layer="layout" svg:width="6.082cm" svg:height="1.429cm" svg:x="1.014cm" svg:y="19.161cm">
          <draw:text-box>
            <text:p text:style-name="P2"><text:span text:style-name="T2">Where hat denotes target and blank denotes measured</text:span></text:p>
          </draw:text-box>
        </draw:frame>
        <draw:frame draw:style-name="gr9" draw:layer="layout" svg:width="16.637cm" svg:height="2.765cm" svg:x="10.017cm" svg:y="1.254cm">
          <draw:text-box>
            <text:p><text:span text:style-name="T3">Standard Tank-Style Drive Train Cascade Controller</text:span></text:p>
          </draw:text-box>
        </draw:frame>
        <draw:frame draw:style-name="gr10" draw:layer="layout" svg:width="12.7cm" svg:height="1.778cm" svg:x="10.017cm" svg:y="4.175cm">
          <draw:text-box>
            <text:p>Brian Duemmer</text:p>
            <text:p>11-5-16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4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rian Duemmer</meta:initial-creator>
    <meta:creation-date>2016-11-05T16:09:16.04</meta:creation-date>
    <dc:date>2016-11-05T19:48:18.43</dc:date>
    <dc:creator>Brian Duemmer</dc:creator>
    <meta:editing-duration>PT3H8M38S</meta:editing-duration>
    <meta:editing-cycles>5</meta:editing-cycles>
    <meta:generator>OpenOffice/4.1.2$Win32 OpenOffice.org_project/412m3$Build-9782</meta:generator>
    <meta:document-statistic meta:object-count="71"/>
  </office:meta>
</office:document-meta>
</file>

<file path=Object 1/content.xml><?xml version="1.0" encoding="utf-8"?>
<math xmlns="http://www.w3.org/1998/Math/MathML"/>
</file>

<file path=Object 10/content.xml><?xml version="1.0" encoding="utf-8"?>
<math xmlns="http://www.w3.org/1998/Math/MathML">
  <semantics>
    <mrow>
      <mrow>
        <msub>
          <mi>S</mi>
          <mi>T</mi>
        </msub>
      </mrow>
      <mrow>
        <mo stretchy="false">(</mo>
        <mrow>
          <mi>t</mi>
        </mrow>
        <mo stretchy="false">)</mo>
      </mrow>
    </mrow>
    <annotation encoding="StarMath 5.0">{S sub T}(t)</annotation>
  </semantics>
</math>
</file>

<file path=Object 11/content.xml><?xml version="1.0" encoding="utf-8"?>
<math xmlns="http://www.w3.org/1998/Math/MathML">
  <semantics>
    <mrow>
      <mrow>
        <msub>
          <mi>S</mi>
          <mi>L</mi>
        </msub>
      </mrow>
      <mrow>
        <mo stretchy="false">(</mo>
        <mrow>
          <mi>t</mi>
        </mrow>
        <mo stretchy="false">)</mo>
      </mrow>
    </mrow>
    <annotation encoding="StarMath 5.0">{S sub L}(t)</annotation>
  </semantics>
</math>
</file>

<file path=Object 12/content.xml><?xml version="1.0" encoding="utf-8"?>
<math xmlns="http://www.w3.org/1998/Math/MathML">
  <semantics>
    <mrow>
      <mrow>
        <msub>
          <mi>S</mi>
          <mi>R</mi>
        </msub>
      </mrow>
      <mrow>
        <mo stretchy="false">(</mo>
        <mrow>
          <mi>t</mi>
        </mrow>
        <mo stretchy="false">)</mo>
      </mrow>
    </mrow>
    <annotation encoding="StarMath 5.0">{S sub R}(t)</annotation>
  </semantics>
</math>
</file>

<file path=Object 13/content.xml><?xml version="1.0" encoding="utf-8"?>
<math xmlns="http://www.w3.org/1998/Math/MathML">
  <semantics>
    <mrow>
      <mrow>
        <msub>
          <mi>V</mi>
          <mi>L</mi>
        </msub>
      </mrow>
      <mrow>
        <mo stretchy="false">(</mo>
        <mrow>
          <mi>t</mi>
        </mrow>
        <mo stretchy="false">)</mo>
      </mrow>
    </mrow>
    <annotation encoding="StarMath 5.0">{V sub L}(t)</annotation>
  </semantics>
</math>
</file>

<file path=Object 14/content.xml><?xml version="1.0" encoding="utf-8"?>
<math xmlns="http://www.w3.org/1998/Math/MathML">
  <semantics>
    <mrow>
      <mrow>
        <msub>
          <mi>V</mi>
          <mi>R</mi>
        </msub>
      </mrow>
      <mrow>
        <mo stretchy="false">(</mo>
        <mrow>
          <mi>t</mi>
        </mrow>
        <mo stretchy="false">)</mo>
      </mrow>
    </mrow>
    <annotation encoding="StarMath 5.0">{V sub R}(t)</annotation>
  </semantics>
</math>
</file>

<file path=Object 2/content.xml><?xml version="1.0" encoding="utf-8"?>
<math xmlns="http://www.w3.org/1998/Math/MathML">
  <semantics>
    <mrow>
      <msub>
        <mi>S</mi>
        <mi>T</mi>
      </msub>
      <mrow>
        <mrow>
          <mo stretchy="false">(</mo>
          <mrow>
            <mi>t</mi>
          </mrow>
          <mo stretchy="false">)</mo>
        </mrow>
        <mo stretchy="false">=</mo>
        <mrow>
          <munderover>
            <mo stretchy="false">∫</mo>
            <msub>
              <mi>t</mi>
              <mn>0</mn>
            </msub>
            <msub>
              <mi>t</mi>
              <mi>f</mi>
            </msub>
          </munderover>
          <mrow>
            <mfrac>
              <mrow>
                <msub>
                  <mi>V</mi>
                  <mi>R</mi>
                </msub>
                <mrow>
                  <mrow>
                    <mo stretchy="false">(</mo>
                    <mrow>
                      <mi>t</mi>
                    </mrow>
                    <mo stretchy="false">)</mo>
                  </mrow>
                  <mo stretchy="false">+</mo>
                  <msub>
                    <mi>V</mi>
                    <mi>L</mi>
                  </msub>
                </mrow>
                <mrow>
                  <mo stretchy="false">(</mo>
                  <mrow>
                    <mi>t</mi>
                  </mrow>
                  <mo stretchy="false">)</mo>
                </mrow>
              </mrow>
              <mn>2</mn>
            </mfrac>
          </mrow>
        </mrow>
      </mrow>
      <mi mathvariant="italic">dt</mi>
    </mrow>
    <annotation encoding="StarMath 5.0">S sub T(t) = int from t sub 0 to t sub f{{V sub R(t) + V sub L(t)} over 2}dt</annotation>
  </semantics>
</math>
</file>

<file path=Object 3/content.xml><?xml version="1.0" encoding="utf-8"?>
<math xmlns="http://www.w3.org/1998/Math/MathML">
  <semantics>
    <mrow>
      <msub>
        <mi>V</mi>
        <mi>R</mi>
      </msub>
      <mrow>
        <mrow>
          <mo stretchy="false">(</mo>
          <mrow>
            <mi>t</mi>
          </mrow>
          <mo stretchy="false">)</mo>
        </mrow>
        <mo stretchy="false">=</mo>
        <mfrac>
          <mi>d</mi>
          <mi mathvariant="italic">dt</mi>
        </mfrac>
      </mrow>
      <msub>
        <mi>S</mi>
        <mi>R</mi>
      </msub>
      <mrow>
        <mo stretchy="false">(</mo>
        <mrow>
          <mi>t</mi>
        </mrow>
        <mo stretchy="false">)</mo>
      </mrow>
    </mrow>
    <annotation encoding="StarMath 5.0">V sub R(t) =d over dt S sub R(t)</annotation>
  </semantics>
</math>
</file>

<file path=Object 4/content.xml><?xml version="1.0" encoding="utf-8"?>
<math xmlns="http://www.w3.org/1998/Math/MathML">
  <semantics>
    <mrow>
      <msub>
        <mi>V</mi>
        <mi>L</mi>
      </msub>
      <mrow>
        <mrow>
          <mo stretchy="false">(</mo>
          <mrow>
            <mi>t</mi>
          </mrow>
          <mo stretchy="false">)</mo>
        </mrow>
        <mo stretchy="false">=</mo>
        <mfrac>
          <mi>d</mi>
          <mi mathvariant="italic">dt</mi>
        </mfrac>
      </mrow>
      <msub>
        <mi>S</mi>
        <mi>L</mi>
      </msub>
      <mrow>
        <mo stretchy="false">(</mo>
        <mrow>
          <mi>t</mi>
        </mrow>
        <mo stretchy="false">)</mo>
      </mrow>
    </mrow>
    <annotation encoding="StarMath 5.0">V sub L(t) =d over dt S sub L(t)</annotation>
  </semantics>
</math>
</file>

<file path=Object 5/content.xml><?xml version="1.0" encoding="utf-8"?>
<math xmlns="http://www.w3.org/1998/Math/MathML">
  <semantics>
    <mrow>
      <mover accent="true">
        <mrow>
          <msub>
            <mi>V</mi>
            <mi>N</mi>
          </msub>
        </mrow>
        <mo stretchy="false">̂</mo>
      </mover>
      <mrow>
        <mo stretchy="false">(</mo>
        <mrow>
          <mi>t</mi>
        </mrow>
        <mo stretchy="false">)</mo>
      </mrow>
    </mrow>
    <annotation encoding="StarMath 5.0">hat {V sub N}(t)</annotation>
  </semantics>
</math>
</file>

<file path=Object 6/content.xml><?xml version="1.0" encoding="utf-8"?>
<math xmlns="http://www.w3.org/1998/Math/MathML">
  <semantics>
    <mrow>
      <mover accent="true">
        <mrow>
          <msub>
            <mi>S</mi>
            <mi>T</mi>
          </msub>
        </mrow>
        <mo stretchy="false">̂</mo>
      </mover>
      <mrow>
        <mo stretchy="false">(</mo>
        <mrow>
          <mi>t</mi>
        </mrow>
        <mo stretchy="false">)</mo>
      </mrow>
    </mrow>
    <annotation encoding="StarMath 5.0">hat {S sub T}(t)</annotation>
  </semantics>
</math>
</file>

<file path=Object 7/content.xml><?xml version="1.0" encoding="utf-8"?>
<math xmlns="http://www.w3.org/1998/Math/MathML">
  <semantics>
    <mrow>
      <mover accent="true">
        <mo stretchy="false">Θ</mo>
        <mo stretchy="false">̂</mo>
      </mover>
      <mrow>
        <mo stretchy="false">(</mo>
        <mrow>
          <mi>t</mi>
        </mrow>
        <mo stretchy="false">)</mo>
      </mrow>
    </mrow>
    <annotation encoding="StarMath 5.0">hat %THETA(t)</annotation>
  </semantics>
</math>
</file>

<file path=Object 8/content.xml><?xml version="1.0" encoding="utf-8"?>
<math xmlns="http://www.w3.org/1998/Math/MathML">
  <semantics>
    <mrow>
      <mo stretchy="false">Θ</mo>
      <mrow>
        <mo stretchy="false">(</mo>
        <mrow>
          <mi>t</mi>
        </mrow>
        <mo stretchy="false">)</mo>
      </mrow>
    </mrow>
    <annotation encoding="StarMath 5.0">%THETA(t)</annotation>
  </semantics>
</math>
</file>

<file path=Object 9/content.xml><?xml version="1.0" encoding="utf-8"?>
<math xmlns="http://www.w3.org/1998/Math/MathML">
  <semantics>
    <mrow>
      <mrow>
        <msub>
          <mi>V</mi>
          <mi>N</mi>
        </msub>
      </mrow>
      <mrow>
        <mo stretchy="false">(</mo>
        <mrow>
          <mi>t</mi>
        </mrow>
        <mo stretchy="false">)</mo>
      </mrow>
    </mrow>
    <annotation encoding="StarMath 5.0">{V sub N}(t)</annotation>
  </semantics>
</math>
</file>